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caling test on Stampe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Laminar shear flow over a quadratic array of spher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/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/H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x/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x</text:p>
          </table:table-cell>
          <table:table-cell table:formula="of:=128*[.B7]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y/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n_y</text:p>
          </table:table-cell>
          <table:table-cell table:formula="of:=128*[.B8]" office:value-type="float" office:value="151.04" calcext:value-type="float">
            <text:p>15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z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z</text:p>
          </table:table-cell>
          <table:table-cell table:formula="of:=128*[.B9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_tot</text:p>
          </table:table-cell>
          <table:table-cell table:style-name="ce1" table:formula="of:=[.D9]*[.D8]*[.D7]" office:value-type="float" office:value="29695672.32" calcext:value-type="float">
            <text:p>29.70E+006</text:p>
          </table:table-cell>
          <table:table-cell table:formula="of:=[.D10]/256" office:value-type="float" office:value="115998.72" calcext:value-type="float">
            <text:p>115998.72</text:p>
          </table:table-cell>
          <table:table-cell table:formula="of:=[.E10]^(1/3)" office:value-type="float" office:value="48.7698102262035" calcext:value-type="float">
            <text:p>48.7698102262</text:p>
          </table:table-cell>
        </table:table-row>
        <table:table-row table:style-name="ro1">
          <table:table-cell office:value-type="string" calcext:value-type="string">
            <text:p>Re=H U_top / nu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_part</text:p>
          </table:table-cell>
          <table:table-cell table:formula="of:=[.B5]*[.B7]*[.B5]*[.B9]*2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_x</text:p>
          </table:table-cell>
          <table:table-cell table:formula="of:=1/128" office:value-type="float" office:value="0.0078125" calcext:value-type="float">
            <text:p>0.0078125</text:p>
          </table:table-cell>
          <table:table-cell table:formula="of:=0.1/[.B14]"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L_cr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_t</text:p>
          </table:table-cell>
          <table:table-cell table:formula="of:=[.B14]" office:value-type="float" office:value="0.0078125" calcext:value-type="float">
            <text:p>0.00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l</text:p>
          </table:table-cell>
          <table:table-cell table:formula="of:=PI()*(12*(0.5*[.B6])^2/[.B14]^2+1)/3" office:value-type="float" office:value="515.765737915348" calcext:value-type="float">
            <text:p>515.76573791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2" number:min-integer-digits="3" number:min-exponent-digits="3"/>
    </number:number-style>
    <number:number-style style:name="N121">
      <number:scientific-number number:decimal-places="2" number:min-integer-digits="2" number:min-exponent-digits="3"/>
    </number:number-style>
    <number:number-style style:name="N122">
      <number:scientific-number number:decimal-places="2" number:min-integer-digits="4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1:20:09.916388165</meta:creation-date>
    <dc:date>2015-09-23T11:42:22.719663733</dc:date>
    <meta:editing-duration>PT6M34S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